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14cd8e" officeooo:paragraph-rsid="0014cd8e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officeooo:rsid="0014cd8e" officeooo:paragraph-rsid="0014cd8e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етическая часть</text:p>
      <text:p text:style-name="P1"/>
      <text:p text:style-name="P1">1) Корректность</text:p>
      <text:p text:style-name="P1"/>
      <text:p text:style-name="P1">Определение корректности программы</text:p>
      <text:p text:style-name="P1"/>
      <text:p text:style-name="P1">Корректность программы означает, что она выполняет свои функции в соответствии с заданными спецификациями и требованиями. Это включает в себя правильное выполнение алгоритмов и обработку всех возможных входов.</text:p>
      <text:p text:style-name="P1"/>
      <text:p text:style-name="P1">Различие между корректностью и надежностью</text:p>
      <text:p text:style-name="P1"/>
      <text:p text:style-name="P1">Корректность фокусируется на соответствии программы требованиям, а надежность — на её способности работать без сбоев в течение определенного времени. Программа может быть надежной, но некорректной, если, например, она всегда запускается и не аварийно завершает работу, но при этом возвращает неправильные результаты. <text:s/></text:p>
      <text:p text:style-name="P1"/>
      <text:p text:style-name="P1">Пример надежной, но некорректной программы</text:p>
      <text:p text:style-name="P1"/>
      <text:p text:style-name="P1">Представим, что программа для суммирования чисел возвращает результат "0" для всех входящих данных. Она может работать без сбоев (надежная), но не выполняет корректные вычисления (некорректна). </text:p>
      <text:p text:style-name="P1"/>
      <text:p text:style-name="P1">Пример корректной, но ненадежной программы</text:p>
      <text:p text:style-name="P1"/>
      <text:p text:style-name="P1">Программа, вычисляющая квадратный корень, может возвращать правильный результат для положительных чисел, но аварийно завершаться при попытке вычислить корень из отрицательного числа, таким образом, она корректна, но ненадежна.</text:p>
      <text:p text:style-name="P1"/>
      <text:p text:style-name="P1">2)Спецификация программы</text:p>
      <text:p text:style-name="P1"/>
      <text:p text:style-name="P1">Определение спецификации программы</text:p>
      <text:p text:style-name="P1"/>
      <text:p text:style-name="P2">Спецификация программы — это документ, описывающий функциональные требования и характеристики программы. Она необходима для определения корректности, так как задаёт чёткие ожидания от того, что программа должна выполнять.</text:p>
      <text:p text:style-name="P2"/>
      <text:p text:style-name="P1">Виды спецификаций</text:p>
      <text:p text:style-name="P1"/>
      <text:p text:style-name="P2"><text:soft-page-break/>1. Функциональные требования — описывают поведение программы и то, какие задачи она должна выполнять.</text:p>
      <text:p text:style-name="P2">2. Предусловия — условия, которые должны быть истинны перед вызовом функции.</text:p>
      <text:p text:style-name="P2">3. Постусловия — условия, которые гарантированы после выполнения функции, если соблюдены предусловия.</text:p>
      <text:p text:style-name="P2">4. Инварианты — свойства, которые остаются истинными на протяжении выполнения алгоритма.</text:p>
      <text:p text:style-name="P1"/>
      <text:p text:style-name="P1">Спецификация для функции calculatepositiveaverage(numbers)</text:p>
      <text:p text:style-name="P1"/>
      <text:p text:style-name="P1">Предусловие</text:p>
      <text:p text:style-name="P1"/>
      <text:p text:style-name="P1">Функция должна принимать список чисел, содержащий хотя бы одно положительное число.</text:p>
      <text:p text:style-name="P1"/>
      <text:p text:style-name="P1">Постусловие</text:p>
      <text:p text:style-name="P1"/>
      <text:p text:style-name="P1">Функция возвращает среднее значение всех положительных чисел в списке. Если в списке нет положительных чисел, функция может либо вернуть NaN, либо выбросить исключение, в зависимости от реализации.</text:p>
      <text:p text:style-name="P1"/>
      <text:p text:style-name="P1">3)Методы проверки корректности</text:p>
      <text:p text:style-name="P1"/>
      <text:p text:style-name="P1"><text:s/>Тестирование</text:p>
      <text:p text:style-name="P1"/>
      <text:p text:style-name="P1">Суть метода</text:p>
      <text:p text:style-name="P1"/>
      <text:p text:style-name="P1">Тестирование включает в себя запуск программы с целыми наборами входных данных для выявления ошибок. <text:s/></text:p>
      <text:p text:style-name="P1"/>
      <text:p text:style-name="P1">Сильные стороны: </text:p>
      <text:p text:style-name="P1">- Позволяет проверить реальное поведение программы. </text:p>
      <text:p text:style-name="P1">- Легко применять и интерпретировать.</text:p>
      <text:p text:style-name="P1"/>
      <text:p text:style-name="P1">Слабые стороны: </text:p>
      <text:p text:style-name="P1">- Не гарантирует выявление всех ошибок. </text:p>
      <text:p text:style-name="P1">- Зависит от качества тестов.</text:p>
      <text:p text:style-name="P1"/>
      <text:p text:style-name="P1">Тестовый сценарий/тест-кейс — это описание конкретного набора входных данных и ожидаемого результата, по которому проводится тестирование.</text:p>
      <text:p text:style-name="P1"/>
      <text:p text:style-name="P1"><text:soft-page-break/><text:s/>Статический анализ</text:p>
      <text:p text:style-name="P1"/>
      <text:p text:style-name="P1">Суть метода</text:p>
      <text:p text:style-name="P1"/>
      <text:p text:style-name="P1">Статический анализ подразумевает изучение кода без его выполнения для выявления потенциальных ошибок и уязвимостей. <text:s/></text:p>
      <text:p text:style-name="P1"/>
      <text:p text:style-name="P1">Ошибки, которые могут быть выявлены: </text:p>
      <text:p text:style-name="P1">- Неправильное использование переменных. </text:p>
      <text:p text:style-name="P1">- Потенциальные проблемы с памятью.</text:p>
      <text:p text:style-name="P1"/>
      <text:p text:style-name="P1">Пример инструмента: SonarQube, который находит ненужный код, потенциальные баги и уязвимости.</text:p>
      <text:p text:style-name="P1"/>
      <text:p text:style-name="P1">Формальные методы</text:p>
      <text:p text:style-name="P1"/>
      <text:p text:style-name="P1">Идея:</text:p>
      <text:p text:style-name="P1"/>
      <text:p text:style-name="P1">Формальные методы основаны на математическом доказательстве корректности программы, используя строго определённые спецификации. </text:p>
      <text:p text:style-name="P1"/>
      <text:p text:style-name="P1">Инвариант цикла</text:p>
      <text:p text:style-name="P1"/>
      <text:p text:style-name="P1">Это условие, которое истинно до и после каждой итерации цикла, что помогает гарантировать правильность работы алгоритма.</text:p>
      <text:p text:style-name="P1"/>
      <text:p text:style-name="P1">Сравнение методов</text:p>
      <text:p text:style-name="P1"/>
      <text:p text:style-name="P1">Для проверки корректности небольшой функции наиболее подходит тестирование, так как оно проще и быстрее. Для большой системы лучше использовать комбинацию статического анализа и формальных методов для обеспечения более высокой надежности.</text:p>
      <text:p text:style-name="P1"><text:s/></text:p>
      <text:p text:style-name="P1"/>
      <text:p text:style-name="P1">Практическая работа</text:p>
      <text:p text:style-name="P1"/>
      <text:p text:style-name="P1">1)Спецификация функции calculatepositiveaverage</text:p>
      <text:p text:style-name="P1"/>
      <text:p text:style-name="P1">Предусловия</text:p>
      <text:p text:style-name="P1"/>
      <text:p text:style-name="P1">Перед вызовом функции calculatepositiveaverage должно быть истинно следующее:</text:p>
      <text:p text:style-name="P1">- Параметр numbers должен быть списком или другой итерируемой структурой.</text:p>
      <text:p text:style-name="P1"><text:soft-page-break/>- Элементы в numbers должны быть числами (целыми или вещественными).</text:p>
      <text:p text:style-name="P1"/>
      <text:p text:style-name="P1">Постусловие</text:p>
      <text:p text:style-name="P1"/>
      <text:p text:style-name="P1">Функция гарантирует вернуть:</text:p>
      <text:p text:style-name="P1">- Среднее арифметическое положительных элементов в списке, если такие элементы присутствуют.</text:p>
      <text:p text:style-name="P1">- 0, если положительных элементов в списке нет.</text:p>
      <text:p text:style-name="P1"/>
      <text:p text:style-name="P1">Инвариант цикла</text:p>
      <text:p text:style-name="P1"/>
      <text:p text:style-name="P1">В коде можно выделить инвариант цикла. На каждой итерации цикла:</text:p>
      <text:p text:style-name="P1">- Переменная total равна сумме всех положительных элементов, которые были встречены до текущей итерации (включительно).</text:p>
      <text:p text:style-name="P1">- Переменная count равна количеству положительных элементов, которые были встречены до текущей итерации (включительно).</text:p>
      <text:p text:style-name="P1"/>
      <text:p text:style-name="P1">Таким образом, инвариант можно сформулировать как:</text:p>
      <text:p text:style-name="P1">- total — сумма положительных чисел, найденных на текущий момент.</text:p>
      <text:p text:style-name="P1">- count — количество положительных чисел, найденных на текущий момент.</text:p>
      <text:p text:style-name="P1"/>
      <text:p text:style-name="P1">2)Тестовые случаи для функции calculatepositiveaverage</text:p>
      <text:p text:style-name="P1"/>
      <text:p text:style-name="P1">Тест 1: Обычный случай</text:p>
      <text:p text:style-name="P1"/>
      <text:p text:style-name="P1">Входные данные: numbers = [1, -2, 3, 4] <text:s/></text:p>
      <text:p text:style-name="P1">Ожидаемый результат: 2.666... (или 8/3) <text:s/></text:p>
      <text:p text:style-name="P1">Фактический результат: 2.666... <text:s/></text:p>
      <text:p text:style-name="P1">Объяснение: Сумма положительных чисел 1, 3 и 4 равна 8, количество положительных чисел 3. Среднее = 8 / 3.</text:p>
      <text:p text:style-name="P1"/>
      <text:p text:style-name="P1">---</text:p>
      <text:p text:style-name="P1"/>
      <text:p text:style-name="P1">Тест 2: Граничный случай</text:p>
      <text:p text:style-name="P1"/>
      <text:p text:style-name="P1">Входные данные: numbers = [-1, -2, -3] <text:s/></text:p>
      <text:p text:style-name="P1">Ожидаемый результат: 0 <text:s/></text:p>
      <text:p text:style-name="P1">Фактический результат: 0 <text:s/></text:p>
      <text:p text:style-name="P1">Объяснение: Нет положительных чисел, поэтому функция должна вернуть 0.</text:p>
      <text:p text:style-name="P1"/>
      <text:p text:style-name="P1">---</text:p>
      <text:p text:style-name="P1"/>
      <text:p text:style-name="P1"><text:s/>Тест 3: Некорректные входные данные</text:p>
      <text:p text:style-name="P1"><text:soft-page-break/></text:p>
      <text:p text:style-name="P1">Входные данные: numbers = [1, 'a', 3] <text:s/></text:p>
      <text:p text:style-name="P1">Ожидаемый результат: Ошибка (например, TypeError) <text:s/></text:p>
      <text:p text:style-name="P1">Фактический результат: Ошибка (TypeError) <text:s/></text:p>
      <text:p text:style-name="P1">Объяснение: Есть строка 'a', что нарушает предусловие о том, что все элементы должны быть числами. Функция не сможет выполнить вычисления.</text:p>
      <text:p text:style-name="P1"/>
      <text:p text:style-name="P1">3) Анализ корректности и ошибок функции calculatepositiveaverage</text:p>
      <text:p text:style-name="P1"/>
      <text:p text:style-name="P1">Деление на ноль</text:p>
      <text:p text:style-name="P1"/>
      <text:p text:style-name="P1">В строке A (average = total / count) гарантированно не произойдет деления на ноль благодаря условию if count &gt; 0. Это условие проверяет, нашлись ли положительные числа в списке. Если count равен 0, выполнение переходит к ветке else, где average устанавливается в 0.</text:p>
      <text:p text:style-name="P1"/>
      <text:p text:style-name="P1">Обработка пустого списка</text:p>
      <text:p text:style-name="P1"/>
      <text:p text:style-name="P1">Функция корректно обрабатывает случай, когда на вход подается пустой список (numbers = ). В этом случае count будет равен 0, и функция вернет 0. Это соответствует спецификации, где указано, что возвращается 0, если положительных элементов нет.</text:p>
      <text:p text:style-name="P1"/>
      <text:p text:style-name="P1">Потенциальный сбой</text:p>
      <text:p text:style-name="P1"/>
      <text:p text:style-name="P1">Если на вход подается что-то, кроме списка (например, строка или число), то возникает ошибка (например, TypeError). Функция не сможет перебирать элементы. </text:p>
      <text:p text:style-name="P1"/>
      <text:p text:style-name="P1">Улучшение надежности</text:p>
      <text:p text:style-name="P1"/>
      <text:p text:style-name="P1">1. Проверка типа входных данных: В начале функции можно добавить проверку, чтобы убедиться, что numbers является списком. Если нет, можно выбросить исключение с понятным сообщением.</text:p>
      <text:p text:style-name="P1"/>
      <text:p text:style-name="P1">2. Обработка нечисловых значений: Можно добавить проверку каждого элемента на тип, чтобы избежать ошибки, если элемент не является числом. Например, игнорировать нечисловые элементы или преобразовать их.</text:p>
      <text:p text:style-name="P1"/>
      <text:p text:style-name="P1"/>
      <text:p text:style-name="P1"/>
      <text:p text:style-name="P1"/>
      <text:p text:style-name="P1"/>
      <text:p text:style-name="P1"><text:soft-page-break/>3)Выводы по функции calculatepositiveaverage</text:p>
      <text:p text:style-name="P1"/>
      <text:p text:style-name="P1">Корректность функции</text:p>
      <text:p text:style-name="P1"/>
      <text:p text:style-name="P1">Функция можно считать корректной относительно ее спецификации. Она правильно вычисляет среднее арифметическое положительных элементов и возвращает 0, если положительных элементов нет. Проведенные тесты, включая случаи с пустым списком, списком с одним положительным элементом и списком без положительных, подтверждают ее соответствие спецификации.</text:p>
      <text:p text:style-name="P1"/>
      <text:p text:style-name="P1">Метод проверки</text:p>
      <text:p text:style-name="P1"/>
      <text:p text:style-name="P1">Наиболее эффективным методом проверки в случае отсутствия проверки count &gt; 0 в строке A было бы тестирование. Это связано с тем, что такие ошибки, как деление на ноль, являются динамическими и могут быть выявлены только во время выполнения функции. Тестирование позволяет видеть поведение функции с разными входными данными, включая крайние случаи, и предотвращать такие ошибки. Статический анализ может помочь обнаружить потенциальные проблемы, но не всегда может уловить условия выполнения, как обработку переменных в реальном времен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4:02:50.283038766</meta:creation-date>
    <dc:date>2025-06-04T14:47:28.326498283</dc:date>
    <meta:editing-duration>PT44M38S</meta:editing-duration>
    <meta:editing-cycles>1</meta:editing-cycles>
    <meta:document-statistic meta:table-count="0" meta:image-count="0" meta:object-count="0" meta:page-count="6" meta:paragraph-count="99" meta:word-count="958" meta:character-count="7461" meta:non-whitespace-character-count="6555"/>
    <meta:generator>LibreOffice/7.6.4.1$Linux_X86_64 LibreOffice_project/60$Build-1</meta:generator>
  </office:meta>
</office:document-meta>
</file>